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2" svg:font-family="Ebrima" style:font-adornments="Regular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text-properties fo:font-size="20pt" style:font-size-asian="26pt" style:font-size-complex="26pt"/>
    </style:style>
    <style:style style:name="P4" style:family="paragraph">
      <style:text-properties fo:font-size="24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26pt" fo:font-style="italic" style:font-size-asian="36pt" style:font-style-asian="italic" style:font-size-complex="36pt" style:font-style-complex="italic"/>
    </style:style>
    <style:style style:name="T6" style:family="text">
      <style:text-properties fo:font-size="20pt" style:font-size-asian="26pt" style:font-size-complex="26pt"/>
    </style:style>
    <style:style style:name="T7" style:family="text">
      <style:text-properties fo:font-size="20pt" fo:font-style="italic" style:font-size-asian="26pt" style:font-style-asian="italic" style:font-size-complex="26pt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Ladungserhaltungssa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Elementarladung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adungsdichte? Wie hängt diese mit der Gesamtladung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ie Ladungsdichte einer Punktladung <text:span text:style-name="T1">q</text:span> a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Ladungserhaltung als Kontinuitätsgleichung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uf welchen experimentellen Erfahrungstatsachen baut die Elektrostatik auf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Coulomb-Gesetz für Punktladung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elektrostatische Feld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Punktlad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von <text:span text:style-name="T1">n</text:span> Punktladung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kontinuierlichen Ladungsverteil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hat man den Wechselwirkungsprozess zwischen Punktladungen im <text:span text:style-name="T1">Feldkonzept</text:span> zu versteh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Coulomb-Kraft konservativ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skalare elektrische Potential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elektrischen Feldlinien relativ zu den Äquipotential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n skalares Potential und elektrisches Feld einer homogen geladenen Kugel (Radius R, Gesamtladung Q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physikalischen</text:span> Gauß’schen Sa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differenzieller und integra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Grundproblem der Elektr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tellen Sie den Zusammenhang zwischen den Maxwell-Gleichungen und der Poisson-Gleichung her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3.925cm" svg:x="1.4cm" svg:y="0.626cm" presentation:class="title" presentation:user-transformed="true">
          <draw:text-box>
            <text:p text:style-name="P1"><text:span text:style-name="T2">Wie verhalten sich Normal- und Tangentialkomponente des elektrostatischen Feldes beim Durchgang durch eine Grenzfläche mit der Flächenladungsdichte σ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 einer statischen Ladungskonfiguration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Energiedichte des elektrostatischen Felde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Plattenkondensator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apazität eines Kondensator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 Energiedichte liegt in einem Kugelkondensator vor? Wie lautet seine Gesamtenerg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äuft das elektrische Feld in einem Zylinderkondensator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einem Dipol? Wie sieht das von einem Dipol <text:span text:style-name="T3">p</text:span> bewirkte skalare Potential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1">r</text:span>-Abhängigkeit besitzt das elektrische Dipolfeld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text-style-name="P1" draw:layer="layout" svg:width="25.199cm" svg:height="3.925cm" svg:x="1.4cm" svg:y="0.627cm" presentation:class="title" presentation:user-transformed="true">
          <draw:text-box>
            <text:p text:style-name="P1"><text:span text:style-name="T2">Welche Kraft und welches Drehmoment wirken auf einen Dipol im homogenen elektrostatischen Feld? Bei welcher Stellung hat der Dipol die geringste potenzielle Energie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polschich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Quadrupol? Wie sieht das Quadrupolpotentia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kizzieren Sie die Äquipotentialflächen und die elektrischen Feldlinien des gestreckten (linearen) Quadrupol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Sie das Dipolmoment und das Quadrupolmoment einer Ladungsdichte <text:span text:style-name="T1">ρ</text:span>(<text:span text:style-name="T3">r</text:span>)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as Dipolmoment bei einer Drehung, wie bei einer Translation des Koordinatensystem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spezielle Eigenschaften des Quadrupoltensor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Haben kugelsymmetrische Ladungsverteilungen ein Dipolmoment und ein Quadrupolmoment? Begründen Sie Ihre Antwort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Randwertproble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richlet- und Neumann-Randbeding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Nennen Sie physikalische Situationen für Dirichlet- bzw. Neumann-Randbedingunge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reen’sche Funktion in der Elektrostatik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bestimmt die Green’sche Funktion das elektrostatische Potential bei vorgegebenen Dirichlet- (Neumann-) Randbedingung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Methode der Bildlad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influenzierter Ladungsdicht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2" draw:layer="layout" svg:width="25.199cm" svg:height="3.506cm" svg:x="1.4cm" svg:y="0.835cm" presentation:class="title" presentation:user-transformed="true">
          <draw:text-box>
            <text:p text:style-name="P2"><text:span text:style-name="T4">Was ist eine Bildkraft? Wie groß ist diese für eine Punktladung </text:span><text:span text:style-name="T5">q</text:span><text:span text:style-name="T4"> vor einer unendlich ausgedehnten, geerdeten Metallplatte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3" draw:layer="layout" svg:width="25.199cm" svg:height="3.506cm" svg:x="1.4cm" svg:y="0.832cm" presentation:class="title" presentation:user-transformed="true">
          <draw:text-box>
            <text:p text:style-name="P3"><text:span text:style-name="T6">Eine Punktladung </text:span><text:span text:style-name="T7">q</text:span><text:span text:style-name="T6"> befinde sich im Abstand </text:span><text:span text:style-name="T7">r</text:span><text:span text:style-name="T6"> vom Mittelpunkt einer geerdeten Metallkugel vom Radius R (</text:span><text:span text:style-name="T7">r</text:span><text:span text:style-name="T6"> &gt; R). Wie groß ist die gesamte, auf der Kugel influenzierte Flächenladung? Ist die Bildkraft anziehend oder abstoßend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8">n</text:span>(<text:span text:style-name="T1">x</text:span>) vollständi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Vollständigkeitsrelatio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Beispiele vollständiger Funktionensystem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Separationsansatz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Lösung der Laplace-Gleichung in Kugelkoordina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text-style-name="P4" draw:layer="layout" svg:width="25.199cm" svg:height="3.506cm" svg:x="1.4cm" svg:y="0.841cm" presentation:class="title" presentation:user-transformed="true">
          <draw:text-box>
            <text:p text:style-name="P4"><text:span text:style-name="T9">Welches vollständige Funktionensystem bietet sich zur Lösung der Laplace-Gleichung bei Randbedingungen mit azimutaler Symmetrie an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sphärischen Multipolmomen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t das makroskopische mit dem mikroskopischen elektrischen Feld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makroskopischen Polaris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en dielektrische Verschiebung, elektrisches Feld und Polarisation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<text:span text:style-name="T3">D</text:span> und <text:span text:style-name="T3">E</text:span>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der Elektrostatik in der Mater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gentliche Messgröße: <text:span text:style-name="T3">D</text:span> oder <text:span text:style-name="T3">E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formationspolarisation, was unter Orientierungspolarisatio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-, Para- und Ferroelektrika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ische Suszeptibilität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Suszeptibilität und Dielektrizitätskonstan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Beschreiben Sie die Bedeutung der molekularen Polarisierbarkeit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Clausius-Mossotti-Formel? Skizzieren Sie die Herleitung dieser Formel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elektrostatische Feldenergie im materieerfüllten Rau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2" svg:font-family="Ebrima" style:font-adornments="Regular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3T22:17:49.761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293"/>
  </office:meta>
</office:document-meta>
</file>